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3ea37" officeooo:paragraph-rsid="0023ea37"/>
    </style:style>
    <style:style style:name="P2" style:family="paragraph" style:parent-style-name="Standard">
      <style:text-properties officeooo:rsid="0019b616" officeooo:paragraph-rsid="0023ea37"/>
    </style:style>
    <style:style style:name="P3" style:family="paragraph" style:parent-style-name="Standard">
      <style:text-properties officeooo:rsid="0019b616" officeooo:paragraph-rsid="001f7f06"/>
    </style:style>
    <style:style style:name="P4" style:family="paragraph" style:parent-style-name="Standard">
      <style:text-properties officeooo:rsid="0019b616" officeooo:paragraph-rsid="0019b616"/>
    </style:style>
    <style:style style:name="P5" style:family="paragraph" style:parent-style-name="Standard">
      <style:text-properties officeooo:rsid="002060ee" officeooo:paragraph-rsid="002060ee"/>
    </style:style>
    <style:style style:name="P6" style:family="paragraph" style:parent-style-name="Standard">
      <style:text-properties officeooo:rsid="001f7f06" officeooo:paragraph-rsid="001f7f06"/>
    </style:style>
    <style:style style:name="P7" style:family="paragraph" style:parent-style-name="Standard">
      <style:text-properties officeooo:rsid="0013f62a" officeooo:paragraph-rsid="001f7f06"/>
    </style:style>
    <style:style style:name="P8" style:family="paragraph" style:parent-style-name="Standard">
      <style:text-properties officeooo:rsid="001c6dcd" officeooo:paragraph-rsid="001c6dcd"/>
    </style:style>
    <style:style style:name="P9" style:family="paragraph" style:parent-style-name="Standard">
      <style:text-properties officeooo:rsid="0017e5d6" officeooo:paragraph-rsid="0017e5d6"/>
    </style:style>
    <style:style style:name="P10" style:family="paragraph" style:parent-style-name="Standard">
      <style:text-properties officeooo:rsid="0017e5d6" officeooo:paragraph-rsid="00276ffb"/>
    </style:style>
    <style:style style:name="P11" style:family="paragraph" style:parent-style-name="Standard">
      <style:text-properties officeooo:rsid="00276ffb" officeooo:paragraph-rsid="00276ffb"/>
    </style:style>
    <style:style style:name="P12" style:family="paragraph" style:parent-style-name="Standard">
      <style:text-properties officeooo:rsid="00276ffb" officeooo:paragraph-rsid="00276ffb"/>
    </style:style>
    <style:style style:name="T1" style:family="text">
      <style:text-properties officeooo:rsid="0019b616"/>
    </style:style>
    <style:style style:name="T2" style:family="text">
      <style:text-properties officeooo:rsid="001c6dcd"/>
    </style:style>
    <style:style style:name="T3" style:family="text">
      <style:text-properties officeooo:rsid="001f7f06"/>
    </style:style>
    <style:style style:name="T4" style:family="text">
      <style:text-properties officeooo:rsid="001670c4"/>
    </style:style>
    <style:style style:name="T5" style:family="text">
      <style:text-properties officeooo:rsid="0023ea37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276ffb"/>
    </style:style>
    <style:style style:name="T8" style:family="text">
      <style:text-properties officeooo:rsid="00276ffb"/>
    </style:style>
    <style:style style:name="T9" style:family="text">
      <style:text-properties officeooo:rsid="00285ff1"/>
    </style:style>
    <style:style style:name="T10" style:family="text">
      <style:text-properties officeooo:rsid="00288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. lat long differnece kis point ke pass jada aise 10 points nikalna hai , then do for all the 4 warnings.</text:p>
      <text:p text:style-name="P11">And also for high and low top speeds.</text:p>
      <text:p text:style-name="P11">Also search for hospitals and all other places from thses points to say why this is. </text:p>
      <text:p text:style-name="P9">***********************************PCW ***********************************</text:p>
      <text:p text:style-name="P9"/>
      <text:p text:style-name="P9">2. For all unique times where warning greater than 2 is present, extract it . Then group all similar co-ord then in that, find avg speed.</text:p>
      <text:p text:style-name="P9"/>
      <text:p text:style-name="P9">3. <text:span text:style-name="T6">1 hour basis pe co-ordinates extract, then dekho wo center of point jo area uss samay crowdy tag for it. Create seperate file for each hour if empty leave.(c-3-1,c-3-2 like this).</text:span></text:p>
      <text:p text:style-name="P9"/>
      <text:p text:style-name="P9">4. generate a graph of time vs warnings. just for weekends then see difference any if.</text:p>
      <text:p text:style-name="P9"/>
      <text:p text:style-name="P9">5. <text:span text:style-name="T1">Total unique dates/warnings for avg warning on date, then jo isme se top 10 hai unko extract karo. Reason for this dates.</text:span></text:p>
      <text:p text:style-name="P4">Hr dates pe data extract, check usme top 2 spot, then jo uske 500 meter me ho unpe grapgh do time ka, then check particular at that location for that time.</text:p>
      <text:p text:style-name="P4"/>
      <text:p text:style-name="P4">6. Less speed more warnings max at 0 why ?</text:p>
      <text:p text:style-name="P4">For this extract locations where 0(c-6), </text:p>
      <text:p text:style-name="P4">for this extract places where speed less than 25. (c-6-1)</text:p>
      <text:p text:style-name="P4">Extract where speed more than 40 (c-6-2).</text:p>
      <text:p text:style-name="P4">Generate specific lat long where c-6-1 and c-6-2 jada use around. c-6-2-1 and c-6-1-1</text:p>
      <text:p text:style-name="P4"/>
      <text:p text:style-name="P4">7. <text:span text:style-name="T9">T</text:span>otal percent of warnings is bellow 10 , what can be reason for them, just extract them and see on map.</text:p>
      <text:p text:style-name="P4"/>
      <text:p text:style-name="P4">********************************************************************************</text:p>
      <text:p text:style-name="P4"/>
      <text:p text:style-name="P4">8. <text:span text:style-name="T6">excel sheet for total warnings based on busses. </text:span><text:span text:style-name="T7">And also get the concenteration of alerts.</text:span></text:p>
      <text:p text:style-name="P4">9. <text:span text:style-name="T6">all buses routes c-9-1,c-9-2,c-9-3 etc. </text:span><text:span text:style-name="T7">Extract</text:span><text:span text:style-name="T8"> and check.</text:span></text:p>
      <text:p text:style-name="P4">10. check on map these and try to justy them with your findings and official reasons from paper.</text:p>
      <text:p text:style-name="P4"/>
      <text:p text:style-name="P4">************************************** <text:span text:style-name="T2">LDW</text:span>*************************************</text:p>
      <text:p text:style-name="P4"/>
      <text:p text:style-name="P8">11. <text:span text:style-name="T6">jis co-ordinates ke passs jada warnings usko extract karo ek excel me.</text:span></text:p>
      <text:p text:style-name="P8">12. <text:span text:style-name="T6">different centeres kp group karo waha ke avg speed of warning se.</text:span> Kya kuch interesting hai ?</text:p>
      <text:p text:style-name="P8">13. 01/06/22 ko max why see it ? See this that on map after extracting it (c-13).</text:p>
      <text:p text:style-name="P8">14. jiss dates me 200+ warnings unko store karo, then unke 2 co-ordinates nikalo jaha max percent, then overall compare karo jinka percent jada, unko map pe check karo , and dates check karo, and waha avg speed bhi, kahi lane diversion ya luch s.o.p. me se to nahi ?</text:p>
      <text:p text:style-name="P8">Jitna crowd utna vehicle- overtake more warning more.</text:p>
      <text:p text:style-name="P8"/>
      <text:p text:style-name="P8">15. LDW ke co-ordinate seperate check karo and say anything interesting and on which road and see from s.o.p.</text:p>
      <text:p text:style-name="P8"/>
      <text:p text:style-name="P8">16.har date pe warnings kin bus se aar raha unka percente in seperate columns and dates. If someone more ek overall pie chart by avg and <text:s/>dekho kuch specific dikhta hai kya ya kyu aisa hai ?</text:p>
      <text:p text:style-name="P8"/>
      <text:p text:style-name="P8">17. hr 30 minutes pe group karo then, usme se jaha 2-3 max poiint of center hai aise ko extract karo, then map pe check karo in points ko, then ye points pe, iss time kyu jada aa raha kyu ? Batao.</text:p>
      <text:p text:style-name="P8"><text:soft-page-break/>Dekho lane deviation warnings kyu de raha iss time justify your view from s.o.p.</text:p>
      <text:p text:style-name="P8">then in points ko mark kardo, iss time pe ye warning jada ayega.</text:p>
      <text:p text:style-name="P8"/>
      <text:p text:style-name="P8">18. <text:span text:style-name="T3">dekho jaha 20 % se km hai wo ntotal kitna percent hai.</text:span></text:p>
      <text:p text:style-name="P8"><text:s text:c="4"/>“ <text:s text:c="6"/>“ <text:s text:c="8"/><text:span text:style-name="T3">50% se upar “ <text:s text:c="36"/>“ <text:s text:c="6"/>.</text:span></text:p>
      <text:p text:style-name="P8"><text:s/><text:span text:style-name="T3">58-57-56 me kitna percent hai.</text:span></text:p>
      <text:p text:style-name="P8"><text:s text:c="2"/><text:span text:style-name="T3">Extract krna 50 ke upar and 20 ke niche wala,(c-18).</text:span></text:p>
      <text:p text:style-name="P8"/>
      <text:p text:style-name="P6">19. avg speed nikale pehle particular bus than overall, kaha aa raha ? Then final batao kyu ye avg speed hai ?</text:p>
      <text:p text:style-name="P6"/>
      <text:p text:style-name="P6"/>
      <text:p text:style-name="P7"><text:s/></text:p>
      <text:p text:style-name="P3">*************************************<text:span text:style-name="T4">HMW</text:span>**************************************</text:p>
      <text:p text:style-name="P3"/>
      <text:p text:style-name="P3"/>
      <text:p text:style-name="P6">20. <text:span text:style-name="T6">sites nikalo jiske pass sabse jada warnings in excel.</text:span></text:p>
      <text:p text:style-name="P6">21. max 17/08/2022 – 419 is date ko check karo and warnings ko map pe check karo.</text:p>
      <text:p text:style-name="P6">22. avg kitni warnings aati hai ek din me</text:p>
      <text:p text:style-name="P6">dekho, jin dates pe war avg se jada unke specific co-ordinate jiska percent jada unsab dates ka specific co-ordinates extract karo. (c-22)</text:p>
      <text:p text:style-name="P6"/>
      <text:p text:style-name="P5">23. at a time 7 max warnings then less than this,</text:p>
      <text:p text:style-name="P5">so make a count for 30 minutes time frame , in which time frame and some specfic points around where more alert, and for that time avg speed also, extract it. (c-23).</text:p>
      <text:p text:style-name="P5"/>
      <text:p text:style-name="P5">24. extract data at speed 0(c-24-1),58 (c-24-2) see them specificically. 0-574 and 58-402 warnings.</text:p>
      <text:p text:style-name="P5"/>
      <text:p text:style-name="P5">25. check 25 se niche and 45 se upar kitne percent hai?</text:p>
      <text:p text:style-name="P5"><text:s/>inko seperately extrct karo, then filter out some locations for high(c-25-1) and low(c-25-2), see kya hai high pe and low pe ?</text:p>
      <text:p text:style-name="P5">Kaise places pe km speed pe bhi ye alert jada aa sktya hai ?</text:p>
      <text:p text:style-name="P5">Kaise places pe high speed pe alert aata hai and why ?</text:p>
      <text:p text:style-name="P5"/>
      <text:p text:style-name="P5">26. 09/06/22 ko extract karo and check karo date and co-ordinates, batao kitne percent warnings 0 pe hai , iske 50 % 0 pe the warnings, kyu hai aisa batao ?</text:p>
      <text:p text:style-name="P5"/>
      <text:p text:style-name="P2">*************************************<text:span text:style-name="T5">FMW</text:span>**************************************</text:p>
      <text:p text:style-name="P2"/>
      <text:p text:style-name="P1">27. 25/06/22 ko 33, 75% 5353 ne laya iske co-ordinates map pe dekho (c-27)</text:p>
      <text:p text:style-name="P1">28. 3/6/22 25 aklee 2846 ne kyu ? Uss din koin aur bus nahi chali overall warnings me check karo. (c-28) . Specify reasons why it can be.</text:p>
      <text:p text:style-name="P1"/>
      <text:p text:style-name="P1">29.<text:span text:style-name="T6"> check karo kis location ke around jada warnings, and avg speed bhi nikalna uss ke andar ka, (c-29)</text:span></text:p>
      <text:p text:style-name="P1"/>
      <text:p text:style-name="P1">30. <text:span text:style-name="T6">(30 minutes) ka slot lo then uspe particular spot nikalo </text:span>then, map pe dekho kyu iss time aisa ho raha sb spots ke liye ? Then ek overall opinion likho ispe . (c-30)</text:p>
      <text:p text:style-name="P1"/>
      <text:p text:style-name="P1">31. 58 speed pe around 30 and 32 pe around 29, dono ko extract akro and map pe dekho kiss area ka hai ?</text:p>
      <text:p text:style-name="P1"/>
      <text:p text:style-name="P1"><text:soft-page-break/>32. <text:span text:style-name="T10">T</text:span>hen check karo 25 speed se km kitna percetn and 45 + kitna percent and avg speed kitna hai.</text:p>
      <text:p text:style-name="P1">Kahi aisa to nahi sirf high speed pe ye warning aata hai, agar aisa to kyu ? s.o.p. se check karo kuch milega.</text:p>
      <text:p text:style-name="P1"/>
      <text:p text:style-name="P1">Syd 20 se niche speed pe nearly 0 warnings hai, ye ek proof ho skta hai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00:15:32.034000000</meta:creation-date>
    <dc:date>2023-09-03T10:51:23.256000000</dc:date>
    <meta:editing-duration>PT3H35M58S</meta:editing-duration>
    <meta:editing-cycles>9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58" meta:word-count="966" meta:character-count="5413" meta:non-whitespace-character-count="4435"/>
  </office:meta>
</office:document-meta>
</file>